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5.691cm" svg:y="0.1cm">
            <draw:object draw:notify-on-update-of-ranges="Arkusz1.A4:Arkusz1.A19 Arkusz1.B3:Arkusz1.B3 Arkusz1.B4:Arkusz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864cm" svg:y="11.15cm">
            <draw:object draw:notify-on-update-of-ranges="Arkusz1.A23:Arkusz1.A38 Arkusz1.B22:Arkusz1.B22 Arkusz1.B23:Arkusz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45cm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p(GeV/C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20" calcext:value-type="float">
            <text:p>26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327" calcext:value-type="float">
            <text:p>90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229" calcext:value-type="float">
            <text:p>136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218" calcext:value-type="float">
            <text:p>172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470" calcext:value-type="float">
            <text:p>2074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7746" calcext:value-type="float">
            <text:p>237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4866" calcext:value-type="float">
            <text:p>264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9056" calcext:value-type="float">
            <text:p>289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0171" calcext:value-type="float">
            <text:p>310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4740" calcext:value-type="float">
            <text:p>3347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570" calcext:value-type="float">
            <text:p>3585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6253" calcext:value-type="float">
            <text:p>376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8393" calcext:value-type="float">
            <text:p>398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8858" calcext:value-type="float">
            <text:p>4188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205" calcext:value-type="float">
            <text:p>4352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312" calcext:value-type="float">
            <text:p>45731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(GeV)</text:p>
          </table:table-cell>
          <table:table-cell office:value-type="string" calcext:value-type="string">
            <text:p>n/p</text:p>
          </table:table-cell>
        </table:table-row>
        <table:table-row table:style-name="ro1">
          <table:table-cell table:formula="of:=(SQRT(939*939+[.A4]*[.A4]*POWER(10;18))-939)/POWER(10;9)" office:value-type="float" office:value="0.999999061000441" calcext:value-type="float">
            <text:p>0,999999061000441</text:p>
          </table:table-cell>
          <table:table-cell table:formula="of:=[.B4]/[.$B$2]" office:value-type="float" office:value="2.632" calcext:value-type="float">
            <text:p>2,632</text:p>
          </table:table-cell>
        </table:table-row>
        <table:table-row table:style-name="ro1">
          <table:table-cell table:formula="of:=(SQRT(939*939+[.A5]*[.A5]*POWER(10;18))-939)/POWER(10;9)" office:value-type="float" office:value="1.99999906100022" calcext:value-type="float">
            <text:p>1,99999906100022</text:p>
          </table:table-cell>
          <table:table-cell table:formula="of:=[.B5]/[.$B$2]" office:value-type="float" office:value="9.0327" calcext:value-type="float">
            <text:p>9,0327</text:p>
          </table:table-cell>
        </table:table-row>
        <table:table-row table:style-name="ro1">
          <table:table-cell table:formula="of:=(SQRT(939*939+[.A6]*[.A6]*POWER(10;18))-939)/POWER(10;9)" office:value-type="float" office:value="2.99999906100015" calcext:value-type="float">
            <text:p>2,99999906100015</text:p>
          </table:table-cell>
          <table:table-cell table:formula="of:=[.B6]/[.$B$2]" office:value-type="float" office:value="13.6229" calcext:value-type="float">
            <text:p>13,6229</text:p>
          </table:table-cell>
        </table:table-row>
        <table:table-row table:style-name="ro1">
          <table:table-cell table:formula="of:=(SQRT(939*939+[.A7]*[.A7]*POWER(10;18))-939)/POWER(10;9)" office:value-type="float" office:value="3.99999906100011" calcext:value-type="float">
            <text:p>3,99999906100011</text:p>
          </table:table-cell>
          <table:table-cell table:formula="of:=[.B7]/[.$B$2]" office:value-type="float" office:value="17.2218" calcext:value-type="float">
            <text:p>17,2218</text:p>
          </table:table-cell>
        </table:table-row>
        <table:table-row table:style-name="ro1">
          <table:table-cell table:formula="of:=(SQRT(939*939+[.A8]*[.A8]*POWER(10;18))-939)/POWER(10;9)" office:value-type="float" office:value="4.99999906100009" calcext:value-type="float">
            <text:p>4,99999906100009</text:p>
          </table:table-cell>
          <table:table-cell table:formula="of:=[.B8]/[.$B$2]" office:value-type="float" office:value="20.747" calcext:value-type="float">
            <text:p>20,747</text:p>
          </table:table-cell>
        </table:table-row>
        <table:table-row table:style-name="ro1">
          <table:table-cell table:formula="of:=(SQRT(939*939+[.A9]*[.A9]*POWER(10;18))-939)/POWER(10;9)" office:value-type="float" office:value="5.99999906100007" calcext:value-type="float">
            <text:p>5,99999906100007</text:p>
          </table:table-cell>
          <table:table-cell table:formula="of:=[.B9]/[.$B$2]" office:value-type="float" office:value="23.7746" calcext:value-type="float">
            <text:p>23,7746</text:p>
          </table:table-cell>
        </table:table-row>
        <table:table-row table:style-name="ro1">
          <table:table-cell table:formula="of:=(SQRT(939*939+[.A10]*[.A10]*POWER(10;18))-939)/POWER(10;9)" office:value-type="float" office:value="6.99999906100006" calcext:value-type="float">
            <text:p>6,99999906100006</text:p>
          </table:table-cell>
          <table:table-cell table:formula="of:=[.B10]/[.$B$2]" office:value-type="float" office:value="26.4866" calcext:value-type="float">
            <text:p>26,4866</text:p>
          </table:table-cell>
        </table:table-row>
        <table:table-row table:style-name="ro1">
          <table:table-cell table:formula="of:=(SQRT(939*939+[.A11]*[.A11]*POWER(10;18))-939)/POWER(10;9)" office:value-type="float" office:value="7.99999906100006" calcext:value-type="float">
            <text:p>7,99999906100006</text:p>
          </table:table-cell>
          <table:table-cell table:formula="of:=[.B11]/[.$B$2]" office:value-type="float" office:value="28.9056" calcext:value-type="float">
            <text:p>28,9056</text:p>
          </table:table-cell>
        </table:table-row>
        <table:table-row table:style-name="ro1">
          <table:table-cell table:formula="of:=(SQRT(939*939+[.A12]*[.A12]*POWER(10;18))-939)/POWER(10;9)" office:value-type="float" office:value="8.99999906100005" calcext:value-type="float">
            <text:p>8,99999906100005</text:p>
          </table:table-cell>
          <table:table-cell table:formula="of:=[.B12]/[.$B$2]" office:value-type="float" office:value="31.0171" calcext:value-type="float">
            <text:p>31,0171</text:p>
          </table:table-cell>
        </table:table-row>
        <table:table-row table:style-name="ro1">
          <table:table-cell table:formula="of:=(SQRT(939*939+[.A13]*[.A13]*POWER(10;18))-939)/POWER(10;9)" office:value-type="float" office:value="9.99999906100004" calcext:value-type="float">
            <text:p>9,99999906100004</text:p>
          </table:table-cell>
          <table:table-cell table:formula="of:=[.B13]/[.$B$2]" office:value-type="float" office:value="33.474" calcext:value-type="float">
            <text:p>33,474</text:p>
          </table:table-cell>
        </table:table-row>
        <table:table-row table:style-name="ro1">
          <table:table-cell table:formula="of:=(SQRT(939*939+[.A14]*[.A14]*POWER(10;18))-939)/POWER(10;9)" office:value-type="float" office:value="10.999999061" calcext:value-type="float">
            <text:p>10,999999061</text:p>
          </table:table-cell>
          <table:table-cell table:formula="of:=[.B14]/[.$B$2]" office:value-type="float" office:value="35.857" calcext:value-type="float">
            <text:p>35,857</text:p>
          </table:table-cell>
        </table:table-row>
        <table:table-row table:style-name="ro1">
          <table:table-cell table:formula="of:=(SQRT(939*939+[.A15]*[.A15]*POWER(10;18))-939)/POWER(10;9)" office:value-type="float" office:value="11.999999061" calcext:value-type="float">
            <text:p>11,999999061</text:p>
          </table:table-cell>
          <table:table-cell table:formula="of:=[.B15]/[.$B$2]" office:value-type="float" office:value="37.6253" calcext:value-type="float">
            <text:p>37,6253</text:p>
          </table:table-cell>
        </table:table-row>
        <table:table-row table:style-name="ro1">
          <table:table-cell table:formula="of:=(SQRT(939*939+[.A16]*[.A16]*POWER(10;18))-939)/POWER(10;9)" office:value-type="float" office:value="12.999999061" calcext:value-type="float">
            <text:p>12,999999061</text:p>
          </table:table-cell>
          <table:table-cell table:formula="of:=[.B16]/[.$B$2]" office:value-type="float" office:value="39.8393" calcext:value-type="float">
            <text:p>39,8393</text:p>
          </table:table-cell>
        </table:table-row>
        <table:table-row table:style-name="ro1">
          <table:table-cell table:formula="of:=(SQRT(939*939+[.A17]*[.A17]*POWER(10;18))-939)/POWER(10;9)" office:value-type="float" office:value="13.999999061" calcext:value-type="float">
            <text:p>13,999999061</text:p>
          </table:table-cell>
          <table:table-cell table:formula="of:=[.B17]/[.$B$2]" office:value-type="float" office:value="41.8858" calcext:value-type="float">
            <text:p>41,8858</text:p>
          </table:table-cell>
        </table:table-row>
        <table:table-row table:style-name="ro1">
          <table:table-cell table:formula="of:=(SQRT(939*939+[.A18]*[.A18]*POWER(10;18))-939)/POWER(10;9)" office:value-type="float" office:value="14.999999061" calcext:value-type="float">
            <text:p>14,999999061</text:p>
          </table:table-cell>
          <table:table-cell table:formula="of:=[.B18]/[.$B$2]" office:value-type="float" office:value="43.5205" calcext:value-type="float">
            <text:p>43,5205</text:p>
          </table:table-cell>
        </table:table-row>
        <table:table-row table:style-name="ro1">
          <table:table-cell table:formula="of:=(SQRT(939*939+[.A19]*[.A19]*POWER(10;18))-939)/POWER(10;9)" office:value-type="float" office:value="15.999999061" calcext:value-type="float">
            <text:p>15,999999061</text:p>
          </table:table-cell>
          <table:table-cell table:formula="of:=[.B19]/[.$B$2]" office:value-type="float" office:value="45.7312" calcext:value-type="float">
            <text:p>45,7312</text:p>
          </table:table-cell>
        </table:table-row>
      </table:table>
      <table:named-expressions/>
      <table:database-ranges>
        <table:database-range table:name="__Anonymous_Sheet_DB__0" table:target-range-address="Arkusz1.A4:Arkusz1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0:09:29.810048036</meta:creation-date>
    <dc:date>2024-03-15T10:52:31.825933897</dc:date>
    <meta:editing-duration>PT13M55S</meta:editing-duration>
    <meta:editing-cycles>4</meta:editing-cycles>
    <meta:generator>LibreOffice/7.3.7.2$Linux_X86_64 LibreOffice_project/3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Zależność liczby neutronów od pędu</text:p>
        </chart:title>
        <chart:subtitle svg:x="5.059cm" svg:y="1.275cm" chart:style-name="ch3">
          <text:p>L=45cm 100%Pb Ddetektor=5cm</text:p>
        </chart:subtitle>
        <chart:legend chart:legend-position="end" svg:x="13.016cm" svg:y="3.952cm" style:legend-expansion="high" chart:style-name="ch4"/>
        <chart:plot-area chart:style-name="ch5" table:cell-range-address="Arkusz1.A4:Arkusz1.B19 Arkusz1.B3:Arkusz1.B3" chart:data-source-has-labels="row" svg:x="1.331cm" svg:y="2.138cm" svg:width="11.365cm" svg:height="5.701cm">
          <chart:coordinate-region svg:x="2.693cm" svg:y="2.337cm" svg:width="9.816cm" svg:height="4.855cm"/>
          <chart:axis chart:dimension="x" chart:name="primary-x" chart:style-name="ch6">
            <chart:title svg:x="6.321cm" svg:y="8.019cm" chart:style-name="ch7">
              <text:p>p(GeV/c)</text:p>
            </chart:title>
          </chart:axis>
          <chart:axis chart:dimension="y" chart:name="primary-y" chart:style-name="ch8">
            <chart:title svg:x="0.451cm" svg:y="5.257cm" chart:style-name="ch9">
              <text:p>Nn</text:p>
            </chart:title>
            <chart:grid chart:style-name="ch10" chart:class="major"/>
          </chart:axis>
          <chart:series chart:style-name="ch11" chart:values-cell-range-address="Arkusz1.B4:Arkusz1.B19" chart:label-cell-address="Arkusz1.B3:Arkusz1.B3" chart:class="chart:scatter">
            <chart:domain table:cell-range-address="Arkusz1.A4:Arkusz1.A19"/>
            <chart:regression-curve chart:style-name="ch12">
              <chart:equation chart:display-equation="true" chart:display-r-square="true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B3:Arkusz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4:Arkusz1.A19</svg:desc>
                </draw:g>
              </table:table-cell>
              <table:table-cell office:value-type="float" office:value="26320">
                <text:p>26320</text:p>
                <draw:g>
                  <svg:desc>Arkusz1.B4:Arkusz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0327">
                <text:p>90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6229">
                <text:p>136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2218">
                <text:p>172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7470">
                <text:p>2074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7746">
                <text:p>237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4866">
                <text:p>2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9056">
                <text:p>289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0171">
                <text:p>310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4740">
                <text:p>3347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58570">
                <text:p>3585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6253">
                <text:p>376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8393">
                <text:p>398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18858">
                <text:p>418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35205">
                <text:p>435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57312">
                <text:p>457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Zależność liczby neutronów od energii</text:p>
        </chart:title>
        <chart:subtitle svg:x="5.059cm" svg:y="1.275cm" chart:style-name="ch3">
          <text:p>L=45cm 100%Pb Ddetektor=5cm</text:p>
        </chart:subtitle>
        <chart:legend chart:legend-position="end" svg:x="12.725cm" svg:y="3.952cm" style:legend-expansion="high" chart:style-name="ch4"/>
        <chart:plot-area chart:style-name="ch5" table:cell-range-address="Arkusz1.A23:Arkusz1.B38 Arkusz1.B22:Arkusz1.B22" chart:data-source-has-labels="row" svg:x="1.331cm" svg:y="2.138cm" svg:width="11.074cm" svg:height="5.701cm">
          <chart:coordinate-region svg:x="1.952cm" svg:y="2.337cm" svg:width="10.267cm" svg:height="4.855cm"/>
          <chart:axis chart:dimension="x" chart:name="primary-x" chart:style-name="ch6">
            <chart:title svg:x="6.282cm" svg:y="8.019cm" chart:style-name="ch7">
              <text:p>E(GeV)</text:p>
            </chart:title>
          </chart:axis>
          <chart:axis chart:dimension="y" chart:name="primary-y" chart:style-name="ch8">
            <chart:title svg:x="0.451cm" svg:y="5.27cm" chart:style-name="ch9">
              <text:p>n/p</text:p>
            </chart:title>
            <chart:grid chart:style-name="ch10" chart:class="major"/>
          </chart:axis>
          <chart:series chart:style-name="ch11" chart:values-cell-range-address="Arkusz1.B23:Arkusz1.B38" chart:label-cell-address="Arkusz1.B22:Arkusz1.B22" chart:class="chart:scatter">
            <chart:domain table:cell-range-address="Arkusz1.A23:Arkusz1.A38"/>
            <chart:regression-curve chart:style-name="ch12">
              <chart:equation chart:display-equation="true" chart:display-r-square="true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/p</text:p>
                <draw:g>
                  <svg:desc>Arkusz1.B22:Arkusz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061000441">
                <text:p>0.999999061000441</text:p>
                <draw:g>
                  <svg:desc>Arkusz1.A23:Arkusz1.A38</svg:desc>
                </draw:g>
              </table:table-cell>
              <table:table-cell office:value-type="float" office:value="2.632">
                <text:p>2.632</text:p>
                <draw:g>
                  <svg:desc>Arkusz1.B23:Arkusz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999906100022">
                <text:p>1.99999906100022</text:p>
              </table:table-cell>
              <table:table-cell office:value-type="float" office:value="9.0327">
                <text:p>9.0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999906100015">
                <text:p>2.99999906100015</text:p>
              </table:table-cell>
              <table:table-cell office:value-type="float" office:value="13.6229">
                <text:p>13.6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999906100011">
                <text:p>3.99999906100011</text:p>
              </table:table-cell>
              <table:table-cell office:value-type="float" office:value="17.2218">
                <text:p>17.2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9999906100009">
                <text:p>4.99999906100009</text:p>
              </table:table-cell>
              <table:table-cell office:value-type="float" office:value="20.747">
                <text:p>20.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9999906100007">
                <text:p>5.99999906100007</text:p>
              </table:table-cell>
              <table:table-cell office:value-type="float" office:value="23.7746">
                <text:p>23.7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9999906100006">
                <text:p>6.99999906100006</text:p>
              </table:table-cell>
              <table:table-cell office:value-type="float" office:value="26.4866">
                <text:p>26.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999906100006">
                <text:p>7.99999906100006</text:p>
              </table:table-cell>
              <table:table-cell office:value-type="float" office:value="28.9056">
                <text:p>28.9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999906100005">
                <text:p>8.99999906100005</text:p>
              </table:table-cell>
              <table:table-cell office:value-type="float" office:value="31.0171">
                <text:p>31.0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9999906100004">
                <text:p>9.99999906100004</text:p>
              </table:table-cell>
              <table:table-cell office:value-type="float" office:value="33.474">
                <text:p>33.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99999061">
                <text:p>10.999999061</text:p>
              </table:table-cell>
              <table:table-cell office:value-type="float" office:value="35.857">
                <text:p>35.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99999061">
                <text:p>11.999999061</text:p>
              </table:table-cell>
              <table:table-cell office:value-type="float" office:value="37.6253">
                <text:p>37.6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999999061">
                <text:p>12.999999061</text:p>
              </table:table-cell>
              <table:table-cell office:value-type="float" office:value="39.8393">
                <text:p>39.8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99999061">
                <text:p>13.999999061</text:p>
              </table:table-cell>
              <table:table-cell office:value-type="float" office:value="41.8858">
                <text:p>41.8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999999061">
                <text:p>14.999999061</text:p>
              </table:table-cell>
              <table:table-cell office:value-type="float" office:value="43.5205">
                <text:p>43.5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999999061">
                <text:p>15.999999061</text:p>
              </table:table-cell>
              <table:table-cell office:value-type="float" office:value="45.7312">
                <text:p>45.7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